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Lohit Hindi1" svg:font-family="'Lohit Hindi'" style:font-pitch="variable"/>
    <style:font-face style:name="WenQuanYi Zen Hei" svg:font-family="'WenQuanYi Zen Hei'" style:font-pitch="variable"/>
    <style:font-face style:name="Liberation Sans" svg:font-family="'Liberation Sans'" style:font-family-generic="roman" style:font-pitch="variable"/>
    <style:font-face style:name="New York" svg:font-family="'New York', 'Times New Roman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8.002cm" style:page-number="auto" table:align="left" style:writing-mode="lr-tb"/>
    </style:style>
    <style:style style:name="Table1.A" style:family="table-column">
      <style:table-column-properties style:column-width="7.001cm"/>
    </style:style>
    <style:style style:name="Table1.B" style:family="table-column">
      <style:table-column-properties style:column-width="4.142cm"/>
    </style:style>
    <style:style style:name="Table1.C" style:family="table-column">
      <style:table-column-properties style:column-width="6.8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none" fo:border-right="none" fo:border-top="none" fo:border-bottom="0.75pt solid #000000" style:writing-mode="lr-tb"/>
    </style:style>
    <style:style style:name="Table2" style:family="table">
      <style:table-properties style:width="17.999cm" table:align="margins" style:writing-mode="lr-tb"/>
    </style:style>
    <style:style style:name="Table2.A" style:family="table-column">
      <style:table-column-properties style:column-width="1.799cm" style:rel-column-width="6553*"/>
    </style:style>
    <style:style style:name="Table2.J" style:family="table-column">
      <style:table-column-properties style:column-width="1.801cm" style:rel-column-width="6558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style:border-line-width-left="0.012cm 0.012cm 0.012cm" fo:padding="0.097cm" fo:border-left="1.05pt double #000000" fo:border-right="none" fo:border-top="none" fo:border-bottom="0.05pt solid #000000"/>
    </style:style>
    <style:style style:name="Table2.C1" style:family="table-cell">
      <style:table-cell-properties fo:padding="0.097cm" fo:border-left="0.05pt solid #000000" fo:border-right="none" fo:border-top="none" fo:border-bottom="0.05pt solid #000000"/>
    </style:style>
    <style:style style:name="Table2.J1" style:family="table-cell">
      <style:table-cell-properties style:border-line-width-left="0.012cm 0.012cm 0.012cm" fo:padding="0.097cm" fo:border-left="1.05pt double #000000" fo:border-right="0.05pt solid #000000" fo:border-top="none" fo:border-bottom="0.05pt solid #000000"/>
    </style:style>
    <style:style style:name="Table2.E2" style:family="table-cell">
      <style:table-cell-properties fo:background-color="#ffff00" style:border-line-width-left="0.012cm 0.012cm 0.012cm" fo:padding="0.097cm" fo:border-left="1.05pt double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J2" style:family="table-cell">
      <style:table-cell-properties fo:background-color="#ffff00" style:border-line-width-left="0.012cm 0.012cm 0.012cm" fo:padding="0.097cm" fo:border-left="1.05pt double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999cm" table:align="margins" style:writing-mode="lr-tb"/>
    </style:style>
    <style:style style:name="Table3.A" style:family="table-column">
      <style:table-column-properties style:column-width="1.799cm" style:rel-column-width="6553*"/>
    </style:style>
    <style:style style:name="Table3.J" style:family="table-column">
      <style:table-column-properties style:column-width="1.801cm" style:rel-column-width="6558*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style:border-line-width-left="0.012cm 0.012cm 0.012cm" fo:padding="0.097cm" fo:border-left="1.05pt double #000000" fo:border-right="none" fo:border-top="none" fo:border-bottom="0.05pt solid #000000"/>
    </style:style>
    <style:style style:name="Table3.C1" style:family="table-cell">
      <style:table-cell-properties fo:padding="0.097cm" fo:border-left="0.05pt solid #000000" fo:border-right="none" fo:border-top="none" fo:border-bottom="0.05pt solid #000000"/>
    </style:style>
    <style:style style:name="Table3.J1" style:family="table-cell">
      <style:table-cell-properties style:border-line-width-left="0.012cm 0.012cm 0.012cm" fo:padding="0.097cm" fo:border-left="1.05pt double #000000" fo:border-right="0.05pt solid #000000" fo:border-top="none" fo:border-bottom="0.05pt solid #000000"/>
    </style:style>
    <style:style style:name="Table3.E2" style:family="table-cell">
      <style:table-cell-properties fo:background-color="#ffff00" style:border-line-width-left="0.012cm 0.012cm 0.012cm" fo:padding="0.097cm" fo:border-left="1.05pt double #000000" fo:border-right="none" fo:border-top="none" fo:border-bottom="0.05pt solid #000000">
        <style:background-image/>
      </style:table-cell-properties>
    </style:style>
    <style:style style:name="Table3.F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J2" style:family="table-cell">
      <style:table-cell-properties fo:background-color="#ffff00" style:border-line-width-left="0.012cm 0.012cm 0.012cm" fo:padding="0.097cm" fo:border-left="1.05pt double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Times New Roman" fo:language="es" fo:country="ES" fo:font-weight="bold" style:font-weight-asian="bold" style:font-name-complex="Times New Roman" style:font-size-complex="12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5.097cm" style:type="right"/>
        </style:tab-stops>
      </style:paragraph-properties>
      <style:text-properties style:font-name="Times New Roman" fo:language="eu" fo:country="ES" fo:font-weight="bold" style:font-weight-asian="bold" style:font-name-complex="Times New Roman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6pt" fo:language="eu" fo:country="ES" fo:font-weight="bold" style:font-size-asian="5.25pt" style:font-weight-asian="bold" style:font-name-complex="Times New Roman" style:font-size-complex="6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fo:language="es" fo:country="ES" fo:font-weight="normal" officeooo:rsid="001becb6" officeooo:paragraph-rsid="001becb6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font-weight="normal" officeooo:paragraph-rsid="001becb6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normal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bold" fo:background-color="#ffff00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20pt" fo:font-weight="bold" fo:background-color="#ffff00" style:font-size-asian="20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20pt" fo:font-weight="bold" fo:background-color="transparent" style:font-size-asian="20pt" style:font-weight-asian="bold" style:font-name-complex="Times New Roman" style:font-size-complex="20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size="6pt" style:font-size-asian="5.25pt" style:font-size-complex="6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cm" fo:margin-right="-0.035cm" fo:text-indent="0cm" style:auto-text-indent="false" fo:padding="0cm" fo:border-left="none" fo:border-right="none" fo:border-top="none" fo:border-bottom="0.74pt solid #000000"/>
      <style:text-properties style:font-name="Times New Roman" fo:font-size="5pt" fo:language="es" fo:country="ES" fo:font-weight="bold" style:font-size-asian="5pt" style:font-weight-asian="bold" style:font-name-complex="Times New Roman"/>
    </style:style>
    <style:style style:name="P15" style:family="paragraph" style:parent-style-name="Standard">
      <style:paragraph-properties fo:margin-left="0cm" fo:margin-right="-0.035cm" fo:text-indent="0cm" style:auto-text-indent="false" fo:padding="0cm" fo:border-left="none" fo:border-right="none" fo:border-top="none" fo:border-bottom="0.74pt solid #000000"/>
      <style:text-properties style:font-name="Times New Roman" fo:font-size="9pt" fo:language="es" fo:country="ES" style:font-size-asian="7.84999990463257pt" style:font-name-complex="Times New Roman" style:font-size-complex="9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Times New Roman" fo:font-weight="bold" fo:background-color="#ffff00" style:font-weight-asian="bold" style:font-name-complex="Times New Roman" style:font-size-complex="12pt" style:font-weight-complex="bold"/>
    </style:style>
    <style:style style:name="P18" style:family="paragraph" style:parent-style-name="r2">
      <style:paragraph-properties fo:margin-left="0cm" fo:margin-right="0cm" fo:text-align="center" style:justify-single-word="false" fo:text-indent="-0.035cm" style:auto-text-indent="false">
        <style:tab-stops/>
      </style:paragraph-properties>
      <style:text-properties style:font-name="Times New Roman" fo:font-size="14pt" fo:language="en" fo:country="GB" fo:font-weight="bold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0e30f" officeooo:paragraph-rsid="0010e30f"/>
    </style:style>
    <style:style style:name="P20" style:family="paragraph" style:parent-style-name="Table_20_Contents">
      <style:paragraph-properties fo:text-align="center" style:justify-single-word="false"/>
      <style:text-properties officeooo:rsid="0011d261" officeooo:paragraph-rsid="0011d261"/>
    </style:style>
    <style:style style:name="P21" style:family="paragraph" style:parent-style-name="Table_20_Contents">
      <style:paragraph-properties fo:text-align="center" style:justify-single-word="false"/>
      <style:text-properties officeooo:rsid="0011dd0b" officeooo:paragraph-rsid="0011dd0b"/>
    </style:style>
    <style:style style:name="P22" style:family="paragraph" style:parent-style-name="Table_20_Contents">
      <style:paragraph-properties fo:text-align="center" style:justify-single-word="false"/>
      <style:text-properties officeooo:rsid="0014c142" officeooo:paragraph-rsid="0014c142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normal" officeooo:rsid="0014c142" officeooo:paragraph-rsid="0014c142" style:font-weight-asian="normal" style:font-name-complex="Times New Roman" style:font-size-complex="12pt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becb6"/>
    </style:style>
    <style:style style:name="T3" style:family="text">
      <style:text-properties style:font-name="Times New Roman" fo:language="es" fo:country="ES" fo:font-weight="bold" style:font-weight-asian="bold" style:font-name-complex="Times New Roman" style:font-size-complex="12pt"/>
    </style:style>
    <style:style style:name="T4" style:family="text">
      <style:text-properties style:font-name="Times New Roman" fo:font-weight="bold" style:font-weight-asian="bold" style:font-name-complex="Times New Roman" style:font-size-complex="12pt"/>
    </style:style>
    <style:style style:name="T5" style:family="text">
      <style:text-properties style:font-name="Times New Roman" fo:font-weight="normal" style:font-weight-asian="normal" style:font-name-complex="Times New Roman" style:font-size-complex="12pt" style:font-weight-complex="normal"/>
    </style:style>
    <style:style style:name="T6" style:family="text">
      <style:text-properties officeooo:rsid="000fb0de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draw:ole-draw-aspect="1" draw:visible-area-width="2.272cm" draw:visible-area-height="1.319cm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3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8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1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0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03cm" fo:min-width="1.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93cm" fo:min-width="0.9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5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03cm" fo:min-width="1.1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85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1">Máster Universitario en Ingeniería </text:span><text:span text:style-name="T2">Computacional y Sistemas Inteligentes</text:span></text:p>
          </table:table-cell>
          <table:table-cell table:style-name="Table1.A1" office:value-type="string">
            <text:p text:style-name="P11"><draw:frame draw:style-name="fr1" draw:name="Object1" text:anchor-type="as-char" svg:width="2.258cm" svg:height="1.305cm" draw:z-index="0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    </table:table-cell>
          <table:table-cell table:style-name="Table1.A1" office:value-type="string">
            <text:p text:style-name="P6"><text:span text:style-name="T1">Asignatura: </text:span><text:span text:style-name="T2">Exploración y </text:span></text:p>
            <text:p text:style-name="P4">análisis de datos</text:p>
          </table:table-cell>
        </table:table-row>
      </table:table>
      <text:p text:style-name="P12"/>
      <text:p text:style-name="P18">Bagging</text:p>
      <text:p text:style-name="P14"/>
      <text:p text:style-name="P3"/>
      <text:p text:style-name="P2">NOMBRE: <text:span text:style-name="T6">Frédéric Roux</text:span><text:tab/>Fecha: <text:span text:style-name="T6">18/12/2018</text:span></text:p>
      <text:p text:style-name="P15"/>
      <text:p text:style-name="P1"/>
      <text:p text:style-name="P13"><text:span text:style-name="T3">1</text:span><text:span text:style-name="T4">.-</text:span><text:span text:style-name="T5">Teniendo en cuenta el clasificador de tipo bagging representado en la segunda página de este enunciado, vamos a analizar el proceso de clasificación de los siguientes patrones suponiendo:</text:span></text:p>
      <text:p text:style-name="P7"/>
      <text:p text:style-name="P7"><text:tab/>(a) que los árboles proporcionan la clase mayoritaria del nodo hoja (clasificadores de tipo I);</text:p>
      <text:p text:style-name="P7"><text:tab/>(b) que cada árbol proporciona como salida la probabilidad de pertenencia a cada clase (tipo III).</text:p>
      <text:p text:style-name="P7"/>
      <text:p text:style-name="P7">En el primer caso el clasificador múltiple devuelve como clase la más votada, y en el segundo caso devuelve la clase con una probabilidad mayor (sumando las probabilidades de la clase mayoritaria en el nodo hoja aportadas por cada árbol). </text:p>
      <text:p text:style-name="P7"/>
      <text:p text:style-name="P7">Rellena las siguientes tablas con la clasificación de cada árbol y con la decisión final del clasificador múltiple justificando la respuesta.</text:p>
      <text:p text:style-name="P7"/>
      <text:p text:style-name="P7">Bagging con clasificadores Tipo I</text:p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16">Patrón</text:p>
          </table:table-cell>
          <table:table-cell table:style-name="Table2.B1" office:value-type="string">
            <text:p text:style-name="P16">a</text:p>
          </table:table-cell>
          <table:table-cell table:style-name="Table2.C1" office:value-type="string">
            <text:p text:style-name="P16">b</text:p>
          </table:table-cell>
          <table:table-cell table:style-name="Table2.C1" office:value-type="string">
            <text:p text:style-name="P16">c</text:p>
          </table:table-cell>
          <table:table-cell table:style-name="Table2.B1" office:value-type="string">
            <text:p text:style-name="P16">A1</text:p>
          </table:table-cell>
          <table:table-cell table:style-name="Table2.C1" office:value-type="string">
            <text:p text:style-name="P16">A2</text:p>
          </table:table-cell>
          <table:table-cell table:style-name="Table2.C1" office:value-type="string">
            <text:p text:style-name="P16">A3</text:p>
          </table:table-cell>
          <table:table-cell table:style-name="Table2.C1" office:value-type="string">
            <text:p text:style-name="P16">A4</text:p>
          </table:table-cell>
          <table:table-cell table:style-name="Table2.C1" office:value-type="string">
            <text:p text:style-name="P16">A5</text:p>
          </table:table-cell>
          <table:table-cell table:style-name="Table2.J1" office:value-type="string">
            <text:p text:style-name="P16">Final</text:p>
          </table:table-cell>
        </table:table-row>
        <table:table-row>
          <table:table-cell table:style-name="Table2.A1" office:value-type="string">
            <text:p text:style-name="P16">X1</text:p>
          </table:table-cell>
          <table:table-cell table:style-name="Table2.B1" office:value-type="string">
            <text:p text:style-name="P16">T</text:p>
          </table:table-cell>
          <table:table-cell table:style-name="Table2.C1" office:value-type="string">
            <text:p text:style-name="P16">verde</text:p>
          </table:table-cell>
          <table:table-cell table:style-name="Table2.C1" office:value-type="string">
            <text:p text:style-name="P16">3</text:p>
          </table:table-cell>
          <table:table-cell table:style-name="Table2.E2" office:value-type="string">
            <text:p text:style-name="P19">-</text:p>
          </table:table-cell>
          <table:table-cell table:style-name="Table2.F2" office:value-type="string">
            <text:p text:style-name="P19">-</text:p>
          </table:table-cell>
          <table:table-cell table:style-name="Table2.F2" office:value-type="string">
            <text:p text:style-name="P19">+</text:p>
          </table:table-cell>
          <table:table-cell table:style-name="Table2.F2" office:value-type="string">
            <text:p text:style-name="P19">+</text:p>
          </table:table-cell>
          <table:table-cell table:style-name="Table2.F2" office:value-type="string">
            <text:p text:style-name="P19">-</text:p>
          </table:table-cell>
          <table:table-cell table:style-name="Table2.J2" office:value-type="string">
            <text:p text:style-name="P19">-</text:p>
          </table:table-cell>
        </table:table-row>
        <table:table-row>
          <table:table-cell table:style-name="Table2.A1" office:value-type="string">
            <text:p text:style-name="P16">X2</text:p>
          </table:table-cell>
          <table:table-cell table:style-name="Table2.B1" office:value-type="string">
            <text:p text:style-name="P16">F</text:p>
          </table:table-cell>
          <table:table-cell table:style-name="Table2.C1" office:value-type="string">
            <text:p text:style-name="P16">rojo</text:p>
          </table:table-cell>
          <table:table-cell table:style-name="Table2.C1" office:value-type="string">
            <text:p text:style-name="P16">7</text:p>
          </table:table-cell>
          <table:table-cell table:style-name="Table2.E2" office:value-type="string">
            <text:p text:style-name="P19">+</text:p>
          </table:table-cell>
          <table:table-cell table:style-name="Table2.F2" office:value-type="string">
            <text:p text:style-name="P19">-</text:p>
          </table:table-cell>
          <table:table-cell table:style-name="Table2.F2" office:value-type="string">
            <text:p text:style-name="P19">+</text:p>
          </table:table-cell>
          <table:table-cell table:style-name="Table2.F2" office:value-type="string">
            <text:p text:style-name="P19">-</text:p>
          </table:table-cell>
          <table:table-cell table:style-name="Table2.F2" office:value-type="string">
            <text:p text:style-name="P19">-</text:p>
          </table:table-cell>
          <table:table-cell table:style-name="Table2.J2" office:value-type="string">
            <text:p text:style-name="P19">-</text:p>
          </table:table-cell>
        </table:table-row>
        <table:table-row>
          <table:table-cell table:style-name="Table2.A1" office:value-type="string">
            <text:p text:style-name="P16">X3</text:p>
          </table:table-cell>
          <table:table-cell table:style-name="Table2.B1" office:value-type="string">
            <text:p text:style-name="P16">T</text:p>
          </table:table-cell>
          <table:table-cell table:style-name="Table2.C1" office:value-type="string">
            <text:p text:style-name="P16">negro</text:p>
          </table:table-cell>
          <table:table-cell table:style-name="Table2.C1" office:value-type="string">
            <text:p text:style-name="P16">2</text:p>
          </table:table-cell>
          <table:table-cell table:style-name="Table2.E2" office:value-type="string">
            <text:p text:style-name="P16">?</text:p>
          </table:table-cell>
          <table:table-cell table:style-name="Table2.F2" office:value-type="string">
            <text:p text:style-name="P16">?</text:p>
          </table:table-cell>
          <table:table-cell table:style-name="Table2.F2" office:value-type="string">
            <text:p text:style-name="P19">+</text:p>
          </table:table-cell>
          <table:table-cell table:style-name="Table2.F2" office:value-type="string">
            <text:p text:style-name="P19">+</text:p>
          </table:table-cell>
          <table:table-cell table:style-name="Table2.F2" office:value-type="string">
            <text:p text:style-name="P16">?</text:p>
          </table:table-cell>
          <table:table-cell table:style-name="Table2.J2" office:value-type="string">
            <text:p text:style-name="P16">?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agging con clasificadores Tipo III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16">Patrón</text:p>
          </table:table-cell>
          <table:table-cell table:style-name="Table3.B1" office:value-type="string">
            <text:p text:style-name="P16">a</text:p>
          </table:table-cell>
          <table:table-cell table:style-name="Table3.C1" office:value-type="string">
            <text:p text:style-name="P16">b</text:p>
          </table:table-cell>
          <table:table-cell table:style-name="Table3.C1" office:value-type="string">
            <text:p text:style-name="P16">c</text:p>
          </table:table-cell>
          <table:table-cell table:style-name="Table3.B1" office:value-type="string">
            <text:p text:style-name="P16">A1</text:p>
          </table:table-cell>
          <table:table-cell table:style-name="Table3.C1" office:value-type="string">
            <text:p text:style-name="P16">A2</text:p>
          </table:table-cell>
          <table:table-cell table:style-name="Table3.C1" office:value-type="string">
            <text:p text:style-name="P16">A3</text:p>
          </table:table-cell>
          <table:table-cell table:style-name="Table3.C1" office:value-type="string">
            <text:p text:style-name="P16">A4</text:p>
          </table:table-cell>
          <table:table-cell table:style-name="Table3.C1" office:value-type="string">
            <text:p text:style-name="P16">A5</text:p>
          </table:table-cell>
          <table:table-cell table:style-name="Table3.J1" office:value-type="string">
            <text:p text:style-name="P16">Final</text:p>
          </table:table-cell>
        </table:table-row>
        <table:table-row>
          <table:table-cell table:style-name="Table3.A1" office:value-type="string">
            <text:p text:style-name="P16">X1</text:p>
          </table:table-cell>
          <table:table-cell table:style-name="Table3.B1" office:value-type="string">
            <text:p text:style-name="P16">T</text:p>
          </table:table-cell>
          <table:table-cell table:style-name="Table3.C1" office:value-type="string">
            <text:p text:style-name="P16">verde</text:p>
          </table:table-cell>
          <table:table-cell table:style-name="Table3.C1" office:value-type="string">
            <text:p text:style-name="P16">3</text:p>
          </table:table-cell>
          <table:table-cell table:style-name="Table3.E2" office:value-type="string">
            <text:p text:style-name="P20">-(0.65)</text:p>
          </table:table-cell>
          <table:table-cell table:style-name="Table3.F2" office:value-type="string">
            <text:p text:style-name="P20">-(0.6)</text:p>
          </table:table-cell>
          <table:table-cell table:style-name="Table3.F2" office:value-type="string">
            <text:p text:style-name="P20">+(0.9)</text:p>
          </table:table-cell>
          <table:table-cell table:style-name="Table3.F2" office:value-type="string">
            <text:p text:style-name="P20">+(1)</text:p>
          </table:table-cell>
          <table:table-cell table:style-name="Table3.F2" office:value-type="string">
            <text:p text:style-name="P20">-(0.55)</text:p>
          </table:table-cell>
          <table:table-cell table:style-name="Table3.J2" office:value-type="string">
            <text:p text:style-name="P22">+</text:p>
          </table:table-cell>
        </table:table-row>
        <table:table-row>
          <table:table-cell table:style-name="Table3.A1" office:value-type="string">
            <text:p text:style-name="P16">X2</text:p>
          </table:table-cell>
          <table:table-cell table:style-name="Table3.B1" office:value-type="string">
            <text:p text:style-name="P16">F</text:p>
          </table:table-cell>
          <table:table-cell table:style-name="Table3.C1" office:value-type="string">
            <text:p text:style-name="P16">rojo</text:p>
          </table:table-cell>
          <table:table-cell table:style-name="Table3.C1" office:value-type="string">
            <text:p text:style-name="P16">7</text:p>
          </table:table-cell>
          <table:table-cell table:style-name="Table3.E2" office:value-type="string">
            <text:p text:style-name="P20">+(0.85)</text:p>
          </table:table-cell>
          <table:table-cell table:style-name="Table3.F2" office:value-type="string">
            <text:p text:style-name="P20">-(0.6)</text:p>
          </table:table-cell>
          <table:table-cell table:style-name="Table3.F2" office:value-type="string">
            <text:p text:style-name="P20">+(0.95)</text:p>
          </table:table-cell>
          <table:table-cell table:style-name="Table3.F2" office:value-type="string">
            <text:p text:style-name="P20">-(0.52)</text:p>
          </table:table-cell>
          <table:table-cell table:style-name="Table3.F2" office:value-type="string">
            <text:p text:style-name="P21">-(0.68)</text:p>
          </table:table-cell>
          <table:table-cell table:style-name="Table3.J2" office:value-type="string">
            <text:p text:style-name="P22">-/+</text:p>
          </table:table-cell>
        </table:table-row>
        <table:table-row>
          <table:table-cell table:style-name="Table3.A1" office:value-type="string">
            <text:p text:style-name="P16">X3</text:p>
          </table:table-cell>
          <table:table-cell table:style-name="Table3.B1" office:value-type="string">
            <text:p text:style-name="P16">T</text:p>
          </table:table-cell>
          <table:table-cell table:style-name="Table3.C1" office:value-type="string">
            <text:p text:style-name="P16">negro</text:p>
          </table:table-cell>
          <table:table-cell table:style-name="Table3.C1" office:value-type="string">
            <text:p text:style-name="P16">2</text:p>
          </table:table-cell>
          <table:table-cell table:style-name="Table3.E2" office:value-type="string">
            <text:p text:style-name="P16">?</text:p>
          </table:table-cell>
          <table:table-cell table:style-name="Table3.F2" office:value-type="string">
            <text:p text:style-name="P16">?</text:p>
          </table:table-cell>
          <table:table-cell table:style-name="Table3.F2" office:value-type="string">
            <text:p text:style-name="P21">+(0.9)</text:p>
          </table:table-cell>
          <table:table-cell table:style-name="Table3.F2" office:value-type="string">
            <text:p text:style-name="P21">+(1)</text:p>
          </table:table-cell>
          <table:table-cell table:style-name="Table3.F2" office:value-type="string">
            <text:p text:style-name="P16">?</text:p>
          </table:table-cell>
          <table:table-cell table:style-name="Table3.J2" office:value-type="string">
            <text:p text:style-name="P16">?</text:p>
          </table:table-cell>
        </table:table-row>
      </table:table>
      <text:p text:style-name="P7"/>
      <text:p text:style-name="P7"/>
      <text:p text:style-name="P23">X1 = 0.65+0.6+0.55 // 1+0.9 = 1.8//1.9</text:p>
      <text:p text:style-name="P23">X2 = 0.6+0.52+0.68 // 0.85+0.95 = 1.8 // 1.8</text:p>
      <text:p text:style-name="P23">X3 = </text:p>
      <text:p text:style-name="P7"/>
      <text:p text:style-name="P7"/>
      <text:p text:style-name="P8"/>
      <text:p text:style-name="P17"/>
      <text:p text:style-name="P9"><draw:g text:anchor-type="paragraph" draw:z-index="1" draw:style-name="gr1"><draw:custom-shape draw:style-name="gr2" draw:text-style-name="P25" svg:width="1.301cm" svg:height="1.301cm" svg:x="4.101cm" svg:y="1.485cm"><text:p text:style-name="P24"><text:span text:style-name="T7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5" svg:width="1.401cm" svg:height="1.4cm" svg:x="2.501cm" svg:y="3.785cm"><text:p text:style-name="P24"><text:span text:style-name="T7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4.301cm" svg:y1="2.585cm" svg:x2="3.401cm" svg:y2="3.885cm"><text:p/></draw:line><draw:frame draw:style-name="gr4" draw:text-style-name="P27" svg:width="0.893cm" svg:height="0.983cm" svg:x="5.71cm" svg:y="2.385cm"><draw:text-box><text:p text:style-name="P26"><text:span text:style-name="T7">F</text:span></text:p></draw:text-box></draw:frame><draw:line draw:style-name="gr3" draw:text-style-name="P25" svg:x1="2.701cm" svg:y1="4.985cm" svg:x2="1.801cm" svg:y2="6.485cm"><text:p/></draw:line><draw:line draw:style-name="gr3" draw:text-style-name="P25" svg:x1="3.614cm" svg:y1="5.053cm" svg:x2="4.459cm" svg:y2="6.585cm"><text:p/></draw:line><draw:frame draw:style-name="gr5" draw:text-style-name="P28" svg:width="1.329cm" svg:height="0.821cm" svg:x="1.101cm" svg:y="4.923cm"><draw:text-box><text:p text:style-name="P26"><text:span text:style-name="T8">rojo</text:span></text:p></draw:text-box></draw:frame><draw:frame draw:style-name="gr6" draw:text-style-name="P28" svg:width="1.74cm" svg:height="0.821cm" svg:x="3.717cm" svg:y="4.884cm"><draw:text-box><text:p text:style-name="P26"><text:span text:style-name="T8">verde</text:span></text:p></draw:text-box></draw:frame><draw:custom-shape draw:style-name="gr7" draw:text-style-name="P25" svg:width="1.9cm" svg:height="1.902cm" svg:x="1.101cm" svg:y="6.484cm"><text:p/><draw:enhanced-geometry svg:viewBox="0 0 21600 21600" draw:type="rectangle" draw:enhanced-path="M 0 0 L 21600 0 21600 21600 0 21600 0 0 Z N"/></draw:custom-shape><draw:frame draw:style-name="gr8" draw:text-style-name="P29" svg:width="2.001cm" svg:height="2.281cm" svg:x="1.201cm" svg:y="6.285cm"><draw:text-box><text:p text:style-name="P24"><text:span text:style-name="T9">+</text:span></text:p><text:p text:style-name="P24"><text:span text:style-name="T8">-------</text:span></text:p><text:p text:style-name="P24"><text:span text:style-name="T9">0.80</text:span></text:p></draw:text-box></draw:frame><draw:custom-shape draw:style-name="gr7" draw:text-style-name="P25" svg:width="1.9cm" svg:height="1.902cm" svg:x="3.5cm" svg:y="6.484cm"><text:p/><draw:enhanced-geometry svg:viewBox="0 0 21600 21600" draw:type="rectangle" draw:enhanced-path="M 0 0 L 21600 0 21600 21600 0 21600 0 0 Z N"/></draw:custom-shape><draw:frame draw:style-name="gr9" draw:text-style-name="P29" svg:width="1.742cm" svg:height="2.281cm" svg:x="3.6cm" svg:y="6.285cm"><draw:text-box><text:p text:style-name="P24"><text:span text:style-name="T9">-</text:span></text:p><text:p text:style-name="P24"><text:span text:style-name="T8">-------</text:span></text:p><text:p text:style-name="P24"><text:span text:style-name="T9">0.65</text:span></text:p></draw:text-box></draw:frame><draw:line draw:style-name="gr3" draw:text-style-name="P25" svg:x1="5.362cm" svg:y1="2.479cm" svg:x2="6.207cm" svg:y2="4.011cm"><text:p/></draw:line><draw:custom-shape draw:style-name="gr7" draw:text-style-name="P25" svg:width="1.902cm" svg:height="1.9cm" svg:x="5.6cm" svg:y="4.158cm"><text:p/><draw:enhanced-geometry svg:viewBox="0 0 21600 21600" draw:type="rectangle" draw:enhanced-path="M 0 0 L 21600 0 21600 21600 0 21600 0 0 Z N"/></draw:custom-shape><draw:frame draw:style-name="gr9" draw:text-style-name="P29" svg:width="1.742cm" svg:height="2.281cm" svg:x="5.701cm" svg:y="3.956cm"><draw:text-box><text:p text:style-name="P24"><text:span text:style-name="T9">+</text:span></text:p><text:p text:style-name="P24"><text:span text:style-name="T8">-------</text:span></text:p><text:p text:style-name="P24"><text:span text:style-name="T9">0.85</text:span></text:p></draw:text-box></draw:frame><draw:frame draw:style-name="gr4" draw:text-style-name="P27" svg:width="0.893cm" svg:height="0.983cm" svg:x="3.11cm" svg:y="2.385cm"><draw:text-box><text:p text:style-name="P26"><text:span text:style-name="T7">T</text:span></text:p></draw:text-box></draw:frame><draw:frame draw:style-name="gr10" draw:text-style-name="P30" svg:width="1.498cm" svg:height="1.144cm" svg:x="4.101cm" svg:y="0.222cm"><draw:text-box><text:p text:style-name="P26"><text:span text:style-name="T10">A1</text:span></text:p></draw:text-box></draw:frame><draw:custom-shape draw:style-name="gr2" draw:text-style-name="P25" svg:width="1.301cm" svg:height="1.301cm" svg:x="12.601cm" svg:y="1.284cm"><text:p text:style-name="P24"><text:span text:style-name="T7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5" svg:width="1.401cm" svg:height="1.401cm" svg:x="15.344cm" svg:y="3.685cm"><text:p text:style-name="P24"><text:span text:style-name="T7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12.801cm" svg:y1="2.385cm" svg:x2="11.501cm" svg:y2="3.813cm"><text:p/></draw:line><draw:line draw:style-name="gr3" draw:text-style-name="P25" svg:x1="15.544cm" svg:y1="4.885cm" svg:x2="14.644cm" svg:y2="6.385cm"><text:p/></draw:line><draw:line draw:style-name="gr3" draw:text-style-name="P25" svg:x1="16.457cm" svg:y1="4.953cm" svg:x2="17.302cm" svg:y2="6.485cm"><text:p/></draw:line><draw:frame draw:style-name="gr11" draw:text-style-name="P28" svg:width="1.068cm" svg:height="0.821cm" svg:x="9.174cm" svg:y="4.814cm"><draw:text-box><text:p text:style-name="P26"><text:span text:style-name="T8">&lt;5</text:span></text:p></draw:text-box></draw:frame><draw:frame draw:style-name="gr12" draw:text-style-name="P28" svg:width="0.807cm" svg:height="0.821cm" svg:x="16.56cm" svg:y="4.786cm"><draw:text-box><text:p text:style-name="P26"><text:span text:style-name="T8">F</text:span></text:p></draw:text-box></draw:frame><draw:custom-shape draw:style-name="gr7" draw:text-style-name="P25" svg:width="1.9cm" svg:height="1.9cm" svg:x="13.944cm" svg:y="6.385cm"><text:p/><draw:enhanced-geometry svg:viewBox="0 0 21600 21600" draw:type="rectangle" draw:enhanced-path="M 0 0 L 21600 0 21600 21600 0 21600 0 0 Z N"/></draw:custom-shape><draw:frame draw:style-name="gr8" draw:text-style-name="P29" svg:width="2.001cm" svg:height="2.281cm" svg:x="14.044cm" svg:y="6.184cm"><draw:text-box><text:p text:style-name="P24"><text:span text:style-name="T9">-</text:span></text:p><text:p text:style-name="P24"><text:span text:style-name="T8">-------</text:span></text:p><text:p text:style-name="P24"><text:span text:style-name="T9">0.60</text:span></text:p></draw:text-box></draw:frame><draw:custom-shape draw:style-name="gr7" draw:text-style-name="P25" svg:width="1.902cm" svg:height="1.9cm" svg:x="16.343cm" svg:y="6.385cm"><text:p/><draw:enhanced-geometry svg:viewBox="0 0 21600 21600" draw:type="rectangle" draw:enhanced-path="M 0 0 L 21600 0 21600 21600 0 21600 0 0 Z N"/></draw:custom-shape><draw:frame draw:style-name="gr9" draw:text-style-name="P29" svg:width="1.742cm" svg:height="2.281cm" svg:x="16.443cm" svg:y="6.184cm"><draw:text-box><text:p text:style-name="P24"><text:span text:style-name="T9">+</text:span></text:p><text:p text:style-name="P24"><text:span text:style-name="T8">-------</text:span></text:p><text:p text:style-name="P24"><text:span text:style-name="T9">0.74</text:span></text:p></draw:text-box></draw:frame><draw:line draw:style-name="gr3" draw:text-style-name="P25" svg:x1="13.86cm" svg:y1="2.279cm" svg:x2="15.701cm" svg:y2="3.613cm"><text:p/></draw:line><draw:frame draw:style-name="gr10" draw:text-style-name="P30" svg:width="1.498cm" svg:height="1.144cm" svg:x="12.601cm" svg:y="0.023cm"><draw:text-box><text:p text:style-name="P26"><text:span text:style-name="T10">A2</text:span></text:p></draw:text-box></draw:frame><draw:custom-shape draw:style-name="gr2" draw:text-style-name="P25" svg:width="1.301cm" svg:height="1.301cm" svg:x="12.601cm" svg:y="11.084cm"><text:p text:style-name="P24"><text:span text:style-name="T7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5" svg:width="1.401cm" svg:height="1.401cm" svg:x="14.344cm" svg:y="13.485cm"><text:p text:style-name="P24"><text:span text:style-name="T7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12.801cm" svg:y1="12.185cm" svg:x2="11.901cm" svg:y2="13.485cm"><text:p/></draw:line><draw:frame draw:style-name="gr4" draw:text-style-name="P27" svg:width="0.893cm" svg:height="0.983cm" svg:x="14.21cm" svg:y="11.986cm"><draw:text-box><text:p text:style-name="P26"><text:span text:style-name="T7">F</text:span></text:p></draw:text-box></draw:frame><draw:line draw:style-name="gr3" draw:text-style-name="P25" svg:x1="14.544cm" svg:y1="14.685cm" svg:x2="13.644cm" svg:y2="16.185cm"><text:p/></draw:line><draw:line draw:style-name="gr3" draw:text-style-name="P25" svg:x1="15.457cm" svg:y1="14.753cm" svg:x2="16.302cm" svg:y2="16.285cm"><text:p/></draw:line><draw:frame draw:style-name="gr5" draw:text-style-name="P28" svg:width="1.329cm" svg:height="0.821cm" svg:x="12.944cm" svg:y="14.623cm"><draw:text-box><text:p text:style-name="P26"><text:span text:style-name="T8">rojo</text:span></text:p></draw:text-box></draw:frame><draw:frame draw:style-name="gr6" draw:text-style-name="P28" svg:width="1.74cm" svg:height="0.821cm" svg:x="15.559cm" svg:y="14.586cm"><draw:text-box><text:p text:style-name="P26"><text:span text:style-name="T8">verde</text:span></text:p></draw:text-box></draw:frame><draw:custom-shape draw:style-name="gr7" draw:text-style-name="P25" svg:width="1.902cm" svg:height="1.9cm" svg:x="12.944cm" svg:y="16.186cm"><text:p/><draw:enhanced-geometry svg:viewBox="0 0 21600 21600" draw:type="rectangle" draw:enhanced-path="M 0 0 L 21600 0 21600 21600 0 21600 0 0 Z N"/></draw:custom-shape><draw:frame draw:style-name="gr8" draw:text-style-name="P29" svg:width="2.001cm" svg:height="2.281cm" svg:x="13.044cm" svg:y="15.984cm"><draw:text-box><text:p text:style-name="P24"><text:span text:style-name="T9">-</text:span></text:p><text:p text:style-name="P24"><text:span text:style-name="T8">-------</text:span></text:p><text:p text:style-name="P24"><text:span text:style-name="T9">0.52</text:span></text:p></draw:text-box></draw:frame><draw:custom-shape draw:style-name="gr7" draw:text-style-name="P25" svg:width="1.902cm" svg:height="1.9cm" svg:x="15.342cm" svg:y="16.186cm"><text:p/><draw:enhanced-geometry svg:viewBox="0 0 21600 21600" draw:type="rectangle" draw:enhanced-path="M 0 0 L 21600 0 21600 21600 0 21600 0 0 Z N"/></draw:custom-shape><draw:frame draw:style-name="gr13" draw:text-style-name="P29" svg:width="1.655cm" svg:height="2.281cm" svg:x="15.443cm" svg:y="15.984cm"><draw:text-box><text:p text:style-name="P24"><text:span text:style-name="T9">+</text:span></text:p><text:p text:style-name="P24"><text:span text:style-name="T8">-------</text:span></text:p><text:p text:style-name="P24"><text:span text:style-name="T9">0.7</text:span></text:p></draw:text-box></draw:frame><draw:line draw:style-name="gr3" draw:text-style-name="P25" svg:x1="13.86cm" svg:y1="12.079cm" svg:x2="14.705cm" svg:y2="13.611cm"><text:p/></draw:line><draw:frame draw:style-name="gr4" draw:text-style-name="P27" svg:width="0.893cm" svg:height="0.983cm" svg:x="11.61cm" svg:y="11.986cm"><draw:text-box><text:p text:style-name="P26"><text:span text:style-name="T7">T</text:span></text:p></draw:text-box></draw:frame><draw:frame draw:style-name="gr10" draw:text-style-name="P30" svg:width="1.498cm" svg:height="1.144cm" svg:x="12.601cm" svg:y="9.823cm"><draw:text-box><text:p text:style-name="P26"><text:span text:style-name="T10">A4</text:span></text:p></draw:text-box></draw:frame><draw:custom-shape draw:style-name="gr7" draw:text-style-name="P25" svg:width="1.9cm" svg:height="1.9cm" svg:x="10.702cm" svg:y="13.586cm"><text:p/><draw:enhanced-geometry svg:viewBox="0 0 21600 21600" draw:type="rectangle" draw:enhanced-path="M 0 0 L 21600 0 21600 21600 0 21600 0 0 Z N"/></draw:custom-shape><draw:frame draw:style-name="gr13" draw:text-style-name="P29" svg:width="1.655cm" svg:height="2.281cm" svg:x="10.8cm" svg:y="13.384cm"><draw:text-box><text:p text:style-name="P24"><text:span text:style-name="T9">+</text:span></text:p><text:p text:style-name="P24"><text:span text:style-name="T8">-------</text:span></text:p><text:p text:style-name="P24"><text:span text:style-name="T9">1</text:span></text:p></draw:text-box></draw:frame><draw:custom-shape draw:style-name="gr2" draw:text-style-name="P25" svg:width="1.4cm" svg:height="1.401cm" svg:x="10.402cm" svg:y="3.685cm"><text:p text:style-name="P24"><text:span text:style-name="T7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10.603cm" svg:y1="4.885cm" svg:x2="9.703cm" svg:y2="6.385cm"><text:p/></draw:line><draw:line draw:style-name="gr3" draw:text-style-name="P25" svg:x1="11.514cm" svg:y1="4.953cm" svg:x2="12.359cm" svg:y2="6.485cm"><text:p/></draw:line><draw:frame draw:style-name="gr5" draw:text-style-name="P28" svg:width="1.329cm" svg:height="0.821cm" svg:x="11.173cm" svg:y="2.207cm"><draw:text-box><text:p text:style-name="P26"><text:span text:style-name="T8">rojo</text:span></text:p></draw:text-box></draw:frame><draw:frame draw:style-name="gr6" draw:text-style-name="P28" svg:width="1.74cm" svg:height="0.821cm" svg:x="14.259cm" svg:y="2.113cm"><draw:text-box><text:p text:style-name="P26"><text:span text:style-name="T8">verde</text:span></text:p></draw:text-box></draw:frame><draw:custom-shape draw:style-name="gr7" draw:text-style-name="P25" svg:width="1.9cm" svg:height="1.9cm" svg:x="9.001cm" svg:y="6.385cm"><text:p/><draw:enhanced-geometry svg:viewBox="0 0 21600 21600" draw:type="rectangle" draw:enhanced-path="M 0 0 L 21600 0 21600 21600 0 21600 0 0 Z N"/></draw:custom-shape><draw:frame draw:style-name="gr8" draw:text-style-name="P29" svg:width="2.001cm" svg:height="2.281cm" svg:x="9.102cm" svg:y="6.184cm"><draw:text-box><text:p text:style-name="P24"><text:span text:style-name="T9">+</text:span></text:p><text:p text:style-name="P24"><text:span text:style-name="T8">-------</text:span></text:p><text:p text:style-name="P24"><text:span text:style-name="T9">0.87</text:span></text:p></draw:text-box></draw:frame><draw:custom-shape draw:style-name="gr7" draw:text-style-name="P25" svg:width="1.9cm" svg:height="1.9cm" svg:x="11.4cm" svg:y="6.385cm"><text:p/><draw:enhanced-geometry svg:viewBox="0 0 21600 21600" draw:type="rectangle" draw:enhanced-path="M 0 0 L 21600 0 21600 21600 0 21600 0 0 Z N"/></draw:custom-shape><draw:frame draw:style-name="gr13" draw:text-style-name="P29" svg:width="1.655cm" svg:height="2.281cm" svg:x="11.501cm" svg:y="6.184cm"><draw:text-box><text:p text:style-name="P24"><text:span text:style-name="T9">-</text:span></text:p><text:p text:style-name="P24"><text:span text:style-name="T8">-------</text:span></text:p><text:p text:style-name="P24"><text:span text:style-name="T9">0.6</text:span></text:p></draw:text-box></draw:frame><draw:frame draw:style-name="gr14" draw:text-style-name="P28" svg:width="1.357cm" svg:height="0.821cm" svg:x="11.702cm" svg:y="4.814cm"><draw:text-box><text:p text:style-name="P26"><text:span text:style-name="T8">&gt;=5</text:span></text:p></draw:text-box></draw:frame><draw:frame draw:style-name="gr4" draw:text-style-name="P27" svg:width="0.893cm" svg:height="0.983cm" svg:x="14.501cm" svg:y="4.814cm"><draw:text-box><text:p text:style-name="P26"><text:span text:style-name="T7">T</text:span></text:p></draw:text-box></draw:frame><draw:custom-shape draw:style-name="gr2" draw:text-style-name="P25" svg:width="1.301cm" svg:height="1.301cm" svg:x="4.001cm" svg:y="11.076cm"><text:p text:style-name="P24"><text:span text:style-name="T7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5" svg:width="1.401cm" svg:height="1.4cm" svg:x="2.401cm" svg:y="13.376cm"><text:p text:style-name="P24"><text:span text:style-name="T7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4.201cm" svg:y1="12.175cm" svg:x2="3.301cm" svg:y2="13.475cm"><text:p/></draw:line><draw:frame draw:style-name="gr4" draw:text-style-name="P27" svg:width="0.893cm" svg:height="0.983cm" svg:x="5.611cm" svg:y="11.975cm"><draw:text-box><text:p text:style-name="P26"><text:span text:style-name="T7">F</text:span></text:p></draw:text-box></draw:frame><draw:line draw:style-name="gr3" draw:text-style-name="P25" svg:x1="2.602cm" svg:y1="14.575cm" svg:x2="1.702cm" svg:y2="16.075cm"><text:p/></draw:line><draw:line draw:style-name="gr3" draw:text-style-name="P25" svg:x1="3.514cm" svg:y1="14.643cm" svg:x2="4.359cm" svg:y2="16.175cm"><text:p/></draw:line><draw:frame draw:style-name="gr11" draw:text-style-name="P28" svg:width="1.068cm" svg:height="0.821cm" svg:x="1.002cm" svg:y="14.513cm"><draw:text-box><text:p text:style-name="P26"><text:span text:style-name="T8">&lt;5</text:span></text:p></draw:text-box></draw:frame><draw:frame draw:style-name="gr14" draw:text-style-name="P28" svg:width="1.357cm" svg:height="0.821cm" svg:x="3.616cm" svg:y="14.475cm"><draw:text-box><text:p text:style-name="P26"><text:span text:style-name="T8">&gt;=5</text:span></text:p></draw:text-box></draw:frame><draw:custom-shape draw:style-name="gr7" draw:text-style-name="P25" svg:width="1.9cm" svg:height="1.902cm" svg:x="1.002cm" svg:y="16.074cm"><text:p/><draw:enhanced-geometry svg:viewBox="0 0 21600 21600" draw:type="rectangle" draw:enhanced-path="M 0 0 L 21600 0 21600 21600 0 21600 0 0 Z N"/></draw:custom-shape><draw:frame draw:style-name="gr8" draw:text-style-name="P29" svg:width="2.001cm" svg:height="2.281cm" svg:x="1.101cm" svg:y="15.875cm"><draw:text-box><text:p text:style-name="P24"><text:span text:style-name="T9">+</text:span></text:p><text:p text:style-name="P24"><text:span text:style-name="T8">-------</text:span></text:p><text:p text:style-name="P24"><text:span text:style-name="T9">0.90</text:span></text:p></draw:text-box></draw:frame><draw:custom-shape draw:style-name="gr7" draw:text-style-name="P25" svg:width="1.9cm" svg:height="1.902cm" svg:x="3.401cm" svg:y="16.074cm"><text:p/><draw:enhanced-geometry svg:viewBox="0 0 21600 21600" draw:type="rectangle" draw:enhanced-path="M 0 0 L 21600 0 21600 21600 0 21600 0 0 Z N"/></draw:custom-shape><draw:frame draw:style-name="gr9" draw:text-style-name="P29" svg:width="1.742cm" svg:height="2.281cm" svg:x="3.5cm" svg:y="15.875cm"><draw:text-box><text:p text:style-name="P24"><text:span text:style-name="T9">-</text:span></text:p><text:p text:style-name="P24"><text:span text:style-name="T8">-------</text:span></text:p><text:p text:style-name="P24"><text:span text:style-name="T9">0.67</text:span></text:p></draw:text-box></draw:frame><draw:line draw:style-name="gr3" draw:text-style-name="P25" svg:x1="5.26cm" svg:y1="12.069cm" svg:x2="6.105cm" svg:y2="13.601cm"><text:p/></draw:line><draw:custom-shape draw:style-name="gr7" draw:text-style-name="P25" svg:width="1.9cm" svg:height="1.9cm" svg:x="5.502cm" svg:y="13.748cm"><text:p/><draw:enhanced-geometry svg:viewBox="0 0 21600 21600" draw:type="rectangle" draw:enhanced-path="M 0 0 L 21600 0 21600 21600 0 21600 0 0 Z N"/></draw:custom-shape><draw:frame draw:style-name="gr9" draw:text-style-name="P29" svg:width="1.742cm" svg:height="2.281cm" svg:x="5.6cm" svg:y="13.547cm"><draw:text-box><text:p text:style-name="P24"><text:span text:style-name="T9">+</text:span></text:p><text:p text:style-name="P24"><text:span text:style-name="T8">-------</text:span></text:p><text:p text:style-name="P24"><text:span text:style-name="T9">0.95</text:span></text:p></draw:text-box></draw:frame><draw:frame draw:style-name="gr4" draw:text-style-name="P27" svg:width="0.893cm" svg:height="0.983cm" svg:x="3.011cm" svg:y="11.975cm"><draw:text-box><text:p text:style-name="P26"><text:span text:style-name="T7">T</text:span></text:p></draw:text-box></draw:frame><draw:frame draw:style-name="gr10" draw:text-style-name="P30" svg:width="1.498cm" svg:height="1.144cm" svg:x="4.001cm" svg:y="9.813cm"><draw:text-box><text:p text:style-name="P26"><text:span text:style-name="T10">A3</text:span></text:p></draw:text-box></draw:frame><draw:custom-shape draw:style-name="gr2" draw:text-style-name="P25" svg:width="1.301cm" svg:height="1.301cm" svg:x="8.301cm" svg:y="19.685cm"><text:p text:style-name="P24"><text:span text:style-name="T7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5" svg:width="1.401cm" svg:height="1.4cm" svg:x="10.044cm" svg:y="22.086cm"><text:p text:style-name="P24"><text:span text:style-name="T7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8.501cm" svg:y1="20.785cm" svg:x2="7.601cm" svg:y2="22.085cm"><text:p/></draw:line><draw:line draw:style-name="gr3" draw:text-style-name="P25" svg:x1="10.244cm" svg:y1="23.285cm" svg:x2="9.344cm" svg:y2="24.785cm"><text:p/></draw:line><draw:line draw:style-name="gr3" draw:text-style-name="P25" svg:x1="11.157cm" svg:y1="23.353cm" svg:x2="12.002cm" svg:y2="24.885cm"><text:p/></draw:line><draw:frame draw:style-name="gr5" draw:text-style-name="P28" svg:width="1.329cm" svg:height="0.821cm" svg:x="6.883cm" svg:y="20.648cm"><draw:text-box><text:p text:style-name="P26"><text:span text:style-name="T8">rojo</text:span></text:p></draw:text-box></draw:frame><draw:frame draw:style-name="gr6" draw:text-style-name="P28" svg:width="1.74cm" svg:height="0.821cm" svg:x="9.702cm" svg:y="20.608cm"><draw:text-box><text:p text:style-name="P26"><text:span text:style-name="T8">verde</text:span></text:p></draw:text-box></draw:frame><draw:custom-shape draw:style-name="gr7" draw:text-style-name="P25" svg:width="1.9cm" svg:height="1.9cm" svg:x="8.645cm" svg:y="24.784cm"><text:p/><draw:enhanced-geometry svg:viewBox="0 0 21600 21600" draw:type="rectangle" draw:enhanced-path="M 0 0 L 21600 0 21600 21600 0 21600 0 0 Z N"/></draw:custom-shape><draw:frame draw:style-name="gr8" draw:text-style-name="P29" svg:width="2.001cm" svg:height="2.281cm" svg:x="8.744cm" svg:y="24.585cm"><draw:text-box><text:p text:style-name="P24"><text:span text:style-name="T9">-</text:span></text:p><text:p text:style-name="P24"><text:span text:style-name="T8">-------</text:span></text:p><text:p text:style-name="P24"><text:span text:style-name="T9">0.55</text:span></text:p></draw:text-box></draw:frame><draw:custom-shape draw:style-name="gr7" draw:text-style-name="P25" svg:width="1.9cm" svg:height="1.9cm" svg:x="11.044cm" svg:y="24.784cm"><text:p/><draw:enhanced-geometry svg:viewBox="0 0 21600 21600" draw:type="rectangle" draw:enhanced-path="M 0 0 L 21600 0 21600 21600 0 21600 0 0 Z N"/></draw:custom-shape><draw:frame draw:style-name="gr9" draw:text-style-name="P29" svg:width="1.742cm" svg:height="2.281cm" svg:x="11.143cm" svg:y="24.585cm"><draw:text-box><text:p text:style-name="P24"><text:span text:style-name="T9">+</text:span></text:p><text:p text:style-name="P24"><text:span text:style-name="T8">-------</text:span></text:p><text:p text:style-name="P24"><text:span text:style-name="T9">0.69</text:span></text:p></draw:text-box></draw:frame><draw:line draw:style-name="gr3" draw:text-style-name="P25" svg:x1="9.56cm" svg:y1="20.679cm" svg:x2="10.405cm" svg:y2="22.211cm"><text:p/></draw:line><draw:frame draw:style-name="gr10" draw:text-style-name="P30" svg:width="1.498cm" svg:height="1.144cm" svg:x="8.301cm" svg:y="18.422cm"><draw:text-box><text:p text:style-name="P26"><text:span text:style-name="T10">A5</text:span></text:p></draw:text-box></draw:frame><draw:custom-shape draw:style-name="gr7" draw:text-style-name="P25" svg:width="1.9cm" svg:height="1.9cm" svg:x="6.401cm" svg:y="22.185cm"><text:p/><draw:enhanced-geometry svg:viewBox="0 0 21600 21600" draw:type="rectangle" draw:enhanced-path="M 0 0 L 21600 0 21600 21600 0 21600 0 0 Z N"/></draw:custom-shape><draw:frame draw:style-name="gr9" draw:text-style-name="P29" svg:width="1.742cm" svg:height="2.281cm" svg:x="6.502cm" svg:y="21.985cm"><draw:text-box><text:p text:style-name="P24"><text:span text:style-name="T9">-</text:span></text:p><text:p text:style-name="P24"><text:span text:style-name="T8">-------</text:span></text:p><text:p text:style-name="P24"><text:span text:style-name="T9">0.68</text:span></text:p></draw:text-box></draw:frame><draw:frame draw:style-name="gr11" draw:text-style-name="P28" svg:width="1.068cm" svg:height="0.821cm" svg:x="8.802cm" svg:y="23.306cm"><draw:text-box><text:p text:style-name="P26"><text:span text:style-name="T8">&lt;5</text:span></text:p></draw:text-box></draw:frame><draw:frame draw:style-name="gr14" draw:text-style-name="P28" svg:width="1.357cm" svg:height="0.821cm" svg:x="11.416cm" svg:y="23.269cm"><draw:text-box><text:p text:style-name="P26"><text:span text:style-name="T8">&gt;=5</text:span></text:p></draw:text-box></draw:frame></draw:g></text:p>
      <text:p text:style-name="P10">Bagg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Lohit Hindi1" svg:font-family="'Lohit Hindi'" style:font-pitch="variable"/>
    <style:font-face style:name="WenQuanYi Zen Hei" svg:font-family="'WenQuanYi Zen Hei'" style:font-pitch="variable"/>
    <style:font-face style:name="Liberation Sans" svg:font-family="'Liberation Sans'" style:font-family-generic="roman" style:font-pitch="variable"/>
    <style:font-face style:name="New York" svg:font-family="'New York', 'Times New Roman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ew York" fo:font-family="'New York', 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New York" style:font-family-complex="'New York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formatos" style:family="paragraph" style:parent-style-name="Standard">
      <style:paragraph-properties fo:margin-left="3.281cm" fo:margin-right="0.138cm" fo:margin-top="0.423cm" fo:margin-bottom="0cm" loext:contextual-spacing="false" style:line-height-at-least="0.635cm" fo:text-align="justify" style:justify-single-word="false" fo:text-indent="-3.104cm" style:auto-text-indent="false">
        <style:tab-stops>
          <style:tab-stop style:position="0.635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2" style:family="paragraph" style:parent-style-name="Standard" style:list-style-name="WW8Num3">
      <style:paragraph-properties fo:orphans="2" fo:widows="2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1.24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2_20_de_20_t._20_independiente" style:display-name="Sangría 2 de t. independiente" style:family="paragraph" style:parent-style-name="Standard">
      <style:paragraph-properties fo:margin-left="0.25cm" fo:margin-right="0cm" fo:margin-top="0.212cm" fo:margin-bottom="0cm" loext:contextual-spacing="false" fo:text-align="justify" style:justify-single-word="false" fo:text-indent="0cm" style:auto-text-indent="false"/>
    </style:style>
    <style:style style:name="r2" style:family="paragraph" style:parent-style-name="Standard">
      <style:paragraph-properties fo:margin-left="1.729cm" fo:margin-right="0cm" fo:margin-top="0cm" fo:margin-bottom="0cm" loext:contextual-spacing="false" fo:text-align="justify" style:justify-single-word="false" fo:orphans="2" fo:widows="2" fo:text-indent="-0.564cm" style:auto-text-indent="false"/>
      <style:text-properties style:font-name="Palatino" fo:font-family="Palatino, 'Book Antiqua'" style:font-family-generic="roman" style:font-pitch="variable" style:font-name-complex="Palatino" style:font-family-complex="Palatino, 'Book Antiqua'" style:font-family-generic-complex="roman" style:font-pitch-complex="variable"/>
    </style:style>
    <style:style style:name="R2" style:family="paragraph" style:parent-style-name="Standard">
      <style:paragraph-properties fo:margin-left="1.517cm" fo:margin-right="0.102cm" fo:margin-top="0cm" fo:margin-bottom="0cm" loext:contextual-spacing="false" fo:text-align="justify" style:justify-single-word="false" fo:text-indent="-0.564cm" style:auto-text-indent="false"/>
      <style:text-properties style:font-name="Palatino" fo:font-family="Palatino, 'Book Antiqua'" style:font-family-generic="roman" style:font-pitch="variable" fo:font-size="10pt" style:font-size-asian="10pt" style:font-name-complex="Palatino" style:font-family-complex="Palatino, 'Book Antiqua'" style:font-family-generic-complex="roman" style:font-pitch-complex="variable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fo:language="eu" fo:country="ES" style:font-size-asian="11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>
      <style:paragraph-properties fo:margin-left="1.501cm" fo:margin-right="0cm" fo:margin-top="0.212cm" fo:margin-bottom="0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/>
    </style:style>
    <style:style style:name="enumerar" style:family="paragraph">
      <style:paragraph-properties style:line-height-at-least="0.635cm" fo:text-align="justify" style:justify-single-word="false" fo:orphans="2" fo:widows="2" fo:hyphenation-ladder-count="no-limit"/>
      <style:text-properties style:use-window-font-color="true" style:font-name="New York" fo:font-family="'New York', 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New York" style:font-family-complex="'New York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o_20_independiente_20_3" style:display-name="Texto independiente 3" style:family="paragraph" style:parent-style-name="Standard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New York" fo:font-family="'New York', 'Times New Roman'" style:font-family-generic="roman" style:font-pitch="variable" style:font-name-complex="New York" style:font-family-complex="'New York', 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ize="12pt" fo:font-style="normal" fo:font-weight="bold" style:font-size-asian="12pt" style:font-style-asian="normal" style:font-weight-asian="bold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font-style="normal" fo:font-weight="bold" style:font-style-asian="normal" style:font-weight-asian="bold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style="normal" fo:font-weight="bold" style:font-style-asian="normal" style:font-weight-asian="bold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New York" fo:font-family="'New York', 'Times New Roman'" style:font-family-generic="roman" style:font-pitch="variable" style:font-name-complex="New York" style:font-family-complex="'New York', 'Times New Roman'" style:font-family-generic-complex="roman" style:font-pitch-complex="variable"/>
    </style:style>
    <style:style style:name="WW8Num15z0" style:family="text">
      <style:text-properties fo:font-style="normal" fo:font-weight="bold" style:font-style-asian="normal" style:font-weight-asian="bold"/>
    </style:style>
    <style:style style:name="WW8Num16z0" style:family="text">
      <style:text-properties fo:font-style="normal" fo:font-weight="bold" style:font-style-asian="normal" style:font-weight-asian="bold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fo:font-weight="bold" style:font-weight-asian="bold"/>
    </style:style>
    <style:style style:name="WW8Num19z0" style:family="text">
      <style:text-properties fo:font-weight="bold" style:font-weight-asian="bold"/>
    </style:style>
    <style:style style:name="WW8Num20z0" style:family="text">
      <style:text-properties fo:font-weight="bold" style:font-weight-asian="bold"/>
    </style:style>
    <style:style style:name="WW8Num21z0" style:family="text">
      <style:text-properties fo:font-style="normal" fo:font-weight="bold" style:font-style-asian="normal" style:font-weight-asian="bold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fo:font-size="12pt" fo:font-style="normal" fo:font-weight="bold" style:font-size-asian="12pt" style:font-style-asian="normal" style:font-weight-asian="bold"/>
    </style:style>
    <style:style style:name="WW8Num24z0" style:family="text">
      <style:text-properties fo:font-size="12pt" fo:font-style="normal" fo:font-weight="bold" style:font-size-asian="12pt" style:font-style-asian="normal" style:font-weight-asian="bold"/>
    </style:style>
    <style:style style:name="WW8Num27z0" style:family="text">
      <style:text-properties fo:font-style="normal" fo:font-weight="bold" style:font-style-asian="normal" style:font-weight-asian="bold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fo:font-style="normal" fo:font-weight="bold" style:font-style-asian="normal" style:font-weight-asian="bold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fo:font-style="normal" fo:font-weight="bold" style:font-style-asian="normal" style:font-weight-asian="bold"/>
    </style:style>
    <style:style style:name="WW8Num38z0" style:family="text">
      <style:text-properties fo:font-size="12pt" fo:font-style="normal" fo:font-weight="bold" style:font-size-asian="12pt" style:font-style-asian="normal" style:font-weight-asian="bold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4cm" fo:margin-left="0cm" fo:margin-right="0cm" fo:margin-bottom="0.395cm" style:dynamic-spacing="true"/>
      </style:header-style>
      <style:footer-style>
        <style:header-footer-properties fo:min-height="0.494cm" fo:margin-left="0cm" fo:margin-right="0cm" fo:margin-top="0.39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.E/S</dc:title>
    <meta:initial-creator>NesGar</meta:initial-creator>
    <meta:creation-date>2000-03-08T17:32:00</meta:creation-date>
    <dc:date>2018-12-18T21:45:45.843057748</dc:date>
    <meta:print-date>2012-12-04T12:53:00</meta:print-date>
    <meta:editing-cycles>372</meta:editing-cycles>
    <meta:editing-duration>P1DT3H28M59S</meta:editing-duration>
    <meta:generator>LibreOffice/5.3.4.2$MacOSX_X86_64 LibreOffice_project/f82d347ccc0be322489bf7da61d7e4ad13fe2ff3</meta:generator>
    <meta:document-statistic meta:table-count="3" meta:image-count="0" meta:object-count="1" meta:page-count="2" meta:paragraph-count="97" meta:word-count="249" meta:character-count="1288" meta:non-whitespace-character-count="1130"/>
  </office:meta>
</office:document-meta>
</file>